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5816" officeooo:paragraph-rsid="00005816"/>
    </style:style>
    <style:style style:name="P2" style:family="paragraph" style:parent-style-name="Standard">
      <style:text-properties officeooo:rsid="00005816" officeooo:paragraph-rsid="0001de84"/>
    </style:style>
    <style:style style:name="P3" style:family="paragraph" style:parent-style-name="Standard">
      <style:text-properties officeooo:rsid="00005816" officeooo:paragraph-rsid="0009770a"/>
    </style:style>
    <style:style style:name="P4" style:family="paragraph" style:parent-style-name="Standard">
      <style:text-properties fo:font-size="14pt" fo:font-weight="bold" officeooo:rsid="00005816" officeooo:paragraph-rsid="00005816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05816" officeooo:paragraph-rsid="00005816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05816" officeooo:paragraph-rsid="0001de84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05816" officeooo:paragraph-rsid="0009770a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66093" officeooo:paragraph-rsid="00066093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66093" officeooo:paragraph-rsid="0007f2b3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66093" officeooo:paragraph-rsid="0009770a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05816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11310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1de84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77f98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7f2b3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9770a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05816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1de84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66093" officeooo:paragraph-rsid="00066093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66093" officeooo:paragraph-rsid="0007f2b3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66093" officeooo:paragraph-rsid="0008d69b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66093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none" fo:font-weight="normal" officeooo:rsid="00005816" officeooo:paragraph-rsid="00005816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05816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1de84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9770a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11310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1de84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9770a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11310" officeooo:paragraph-rsid="00011310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11310" officeooo:paragraph-rsid="0001de84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11310" officeooo:paragraph-rsid="0009770a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11310" officeooo:paragraph-rsid="000a9f71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2c32a" officeooo:paragraph-rsid="0002c32a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2c32a" officeooo:paragraph-rsid="0009770a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66093" officeooo:paragraph-rsid="0008d69b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9770a" officeooo:paragraph-rsid="0009770a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a9f71" officeooo:paragraph-rsid="000a9f71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de84" officeooo:paragraph-rsid="0001de84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de84" officeooo:paragraph-rsid="0009770a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4637a" officeooo:paragraph-rsid="0004637a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4637a" officeooo:paragraph-rsid="0009770a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4793e" officeooo:paragraph-rsid="0004793e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4793e" officeooo:paragraph-rsid="0009770a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77f98" officeooo:paragraph-rsid="00077f98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77f98" officeooo:paragraph-rsid="0009770a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8d69b" officeooo:paragraph-rsid="0008d69b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9770a" officeooo:paragraph-rsid="0009770a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de84" officeooo:paragraph-rsid="0001de84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de84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66093" officeooo:paragraph-rsid="00066093" style:font-size-asian="12.25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66093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break-before="page"/>
      <style:text-properties officeooo:rsid="00005816" officeooo:paragraph-rsid="0001de84"/>
    </style:style>
    <style:style style:name="P55" style:family="paragraph" style:parent-style-name="Standard">
      <style:paragraph-properties fo:break-before="page"/>
      <style:text-properties officeooo:rsid="00005816" officeooo:paragraph-rsid="0009770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text-underline-style="none" style:font-size-asian="12.25pt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2pt" fo:font-style="italic" style:text-underline-style="none" style:font-size-asian="10.5pt" style:font-style-asian="italic" style:font-size-complex="12pt" style:font-style-complex="italic"/>
    </style:style>
    <style:style style:name="T7" style:family="text">
      <style:text-properties fo:font-size="12pt" fo:font-style="italic" style:text-underline-style="none" officeooo:rsid="00011310" style:font-size-asian="10.5pt" style:font-style-asian="italic" style:font-size-complex="12pt" style:font-style-complex="italic"/>
    </style:style>
    <style:style style:name="T8" style:family="text">
      <style:text-properties fo:font-size="12pt" fo:font-style="italic" style:text-underline-style="none" officeooo:rsid="00077f98" style:font-size-asian="10.5pt" style:font-style-asian="italic" style:font-size-complex="12pt" style:font-style-complex="italic"/>
    </style:style>
    <style:style style:name="T9" style:family="text">
      <style:text-properties fo:font-size="12pt" fo:font-style="italic" style:text-underline-style="none" officeooo:rsid="0008d69b" style:font-size-asian="10.5pt" style:font-style-asian="italic" style:font-size-complex="12pt" style:font-style-complex="italic"/>
    </style:style>
    <style:style style:name="T10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11" style:family="text">
      <style:text-properties fo:font-size="12pt" style:text-underline-style="none" style:font-size-asian="10.5pt" style:font-size-complex="12pt"/>
    </style:style>
    <style:style style:name="T1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011310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01de84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09770a" style:font-size-asian="14pt" style:font-weight-asian="bold" style:font-size-complex="14pt" style:font-weight-complex="bold"/>
    </style:style>
    <style:style style:name="T17" style:family="text">
      <style:text-properties style:font-size-asian="12.25pt"/>
    </style:style>
    <style:style style:name="T18" style:family="text">
      <style:text-properties officeooo:rsid="00011310" style:font-size-asian="12.25pt"/>
    </style:style>
    <style:style style:name="T19" style:family="text">
      <style:text-properties officeooo:rsid="0004637a" style:font-size-asian="12.25pt"/>
    </style:style>
    <style:style style:name="T20" style:family="text">
      <style:text-properties officeooo:rsid="000a9f71" style:font-size-asian="12.25pt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style:font-size-asian="12.25pt"/>
    </style:style>
    <style:style style:name="T23" style:family="text">
      <style:text-properties style:text-underline-style="none" officeooo:rsid="00011310" style:font-size-asian="12.25pt"/>
    </style:style>
    <style:style style:name="T24" style:family="text">
      <style:text-properties style:text-underline-style="none" officeooo:rsid="00005816" style:font-size-asian="12.25pt"/>
    </style:style>
    <style:style style:name="T25" style:family="text">
      <style:text-properties style:text-underline-style="none" officeooo:rsid="0002c32a" style:font-size-asian="12.25pt"/>
    </style:style>
    <style:style style:name="T26" style:family="text">
      <style:text-properties style:text-underline-style="none" officeooo:rsid="00066093" style:font-size-asian="12.25pt"/>
    </style:style>
    <style:style style:name="T27" style:family="text">
      <style:text-properties style:text-underline-style="none" officeooo:rsid="000a9f71" style:font-size-asian="12.25pt"/>
    </style:style>
    <style:style style:name="T28" style:family="text">
      <style:text-properties style:text-underline-style="none" officeooo:rsid="0008d69b"/>
    </style:style>
    <style:style style:name="T29" style:family="text">
      <style:text-properties officeooo:rsid="00011310"/>
    </style:style>
    <style:style style:name="T30" style:family="text">
      <style:text-properties officeooo:rsid="0004637a"/>
    </style:style>
    <style:style style:name="T31" style:family="text">
      <style:text-properties officeooo:rsid="0004793e"/>
    </style:style>
    <style:style style:name="T32" style:family="text">
      <style:text-properties officeooo:rsid="000a9f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2">Scenario</text:span><text:span text:style-name="T13">: haproxy_</text:span><text:span text:style-name="T14">layer7</text:span></text:p>
      <text:p text:style-name="P4"/>
      <text:p text:style-name="P9"><text:span text:style-name="T1">Test:</text:span><text:span text:style-name="T21"> </text:span><text:span text:style-name="T10">ping -c 10000 -s 1472 -M do -i0 server-ip</text:span></text:p>
      <text:p text:style-name="P22">Results: </text:p>
      <text:p text:style-name="P37"><text:span text:style-name="T28">RTT min/avg/max/mdev = 0.032/0.069/2.504/0.053 ms</text:span></text:p>
      <text:p text:style-name="P21"><text:span text:style-name="T1"/></text:p>
      <text:p text:style-name="P5"><text:span text:style-name="T1">Test</text:span>: <text:span text:style-name="T5">ab -n 10000 -c 100 load-bal-ip:8080/thredds/fileServer/collection1/singleDataset.nc</text:span></text:p>
      <text:p text:style-name="P12"><text:span text:style-name="T4">­</text:span><text:span text:style-name="T17">Result</text:span><text:span text:style-name="T18">s</text:span><text:span text:style-name="T17">:</text:span></text:p>
      <text:p text:style-name="P28"><text:span text:style-name="T23">Total time: 24.579 seconds</text:span></text:p>
      <text:p text:style-name="P28"><text:span text:style-name="T23">Request/sec: 406.85 #/sec (mean)</text:span></text:p>
      <text:p text:style-name="P31"><text:span text:style-name="T22">Time per request: 2.458 ms (mean)</text:span></text:p>
      <text:p text:style-name="P31"><text:span text:style-name="T22">Tranfer rate: ~ 21844.74 Kbytes/s</text:span></text:p>
      <text:p text:style-name="P31"><text:span text:style-name="T22"/></text:p>
      <text:p text:style-name="P31"><text:span text:style-name="T22">Connection Times (ms)</text:span></text:p>
      <text:p text:style-name="P31"><text:span text:style-name="T22"><text:s text:c="21"/>min <text:s/>mean <text:s/>[+/-sd] median <text:s text:c="2"/>max</text:span></text:p>
      <text:p text:style-name="P31"><text:span text:style-name="T22">Connect: <text:s text:c="8"/>0 <text:s text:c="3"/>1 <text:s text:c="8"/>14.6 <text:s text:c="7"/>0 <text:s text:c="5"/>1020</text:span></text:p>
      <text:p text:style-name="P31"><text:span text:style-name="T22">Processing: <text:s text:c="4"/>5 <text:s/>245 <text:s text:c="5"/>205.3 <text:s text:c="4"/>217 <text:s text:c="3"/>2356</text:span></text:p>
      <text:p text:style-name="P31"><text:span text:style-name="T22">Waiting: <text:s text:c="9"/>3 <text:s/>183 <text:s text:c="6"/>208.0 <text:s text:c="2"/>131 <text:s text:c="3"/>2305</text:span></text:p>
      <text:p text:style-name="P31"><text:span text:style-name="T22">Total: <text:s text:c="13"/>5 <text:s/>245 <text:s text:c="7"/>205.9 <text:s/>217 <text:s text:c="3"/>2356</text:span></text:p>
      <text:p text:style-name="P31"><text:span text:style-name="T22"/></text:p>
      <text:p text:style-name="P31"><text:span text:style-name="T22">Percentage of the requests served within a certain time (ms)</text:span></text:p>
      <text:p text:style-name="P31"><text:span text:style-name="T22"><text:s text:c="2"/>50% <text:s text:c="3"/>217</text:span></text:p>
      <text:p text:style-name="P31"><text:span text:style-name="T22"><text:s text:c="2"/>66% <text:s text:c="3"/>236</text:span></text:p>
      <text:p text:style-name="P31"><text:span text:style-name="T22"><text:s text:c="2"/>75% <text:s text:c="3"/>253</text:span></text:p>
      <text:p text:style-name="P31"><text:span text:style-name="T22"><text:s text:c="2"/>80% <text:s text:c="3"/>278</text:span></text:p>
      <text:p text:style-name="P31"><text:span text:style-name="T22"><text:s text:c="2"/>90% <text:s text:c="3"/>384</text:span></text:p>
      <text:p text:style-name="P31"><text:span text:style-name="T22"><text:s text:c="2"/>95% <text:s text:c="3"/>503</text:span></text:p>
      <text:p text:style-name="P31"><text:span text:style-name="T22"><text:s text:c="2"/>98% <text:s text:c="3"/>721</text:span></text:p>
      <text:p text:style-name="P31"><text:span text:style-name="T22"><text:s text:c="2"/>99% <text:s text:c="2"/>1187</text:span></text:p>
      <text:p text:style-name="P31"><text:span text:style-name="T22"><text:s/>100% <text:s text:c="2"/>2356 (longest request)</text:span></text:p>
      <text:p text:style-name="P31"><text:span text:style-name="T24"/></text:p>
      <text:p text:style-name="P15">Test:<text:span text:style-name="T3"> </text:span><text:span text:style-name="T8">siege -b -i -r 100 -c </text:span><text:span text:style-name="T9">25</text:span><text:span text:style-name="T7"> </text:span></text:p>
      <text:p text:style-name="P12"><text:span text:style-name="T17">Result</text:span><text:span text:style-name="T18">s</text:span><text:span text:style-name="T17">:</text:span></text:p>
      <text:p text:style-name="P48">Transactions:<text:tab/><text:tab/> <text:s text:c="7"/>8003 hits</text:p>
      <text:p text:style-name="P48">Availability:<text:tab/><text:tab/> <text:s text:c="5"/>100.00 %</text:p>
      <text:p text:style-name="P48">Elapsed time:<text:tab/><text:tab/> <text:s text:c="6"/>56.40 secs</text:p>
      <text:p text:style-name="P48">Data transferred:<text:tab/> <text:s text:c="6"/>54.94 MB</text:p>
      <text:p text:style-name="P48">Response time:<text:tab/><text:tab/> <text:s text:c="7"/>0.16 secs</text:p>
      <text:p text:style-name="P48">Transaction rate:<text:tab/> <text:s text:c="5"/>141.90 trans/sec</text:p>
      <text:p text:style-name="P48">Throughput:<text:tab/><text:tab/> <text:s text:c="7"/>0.97 MB/sec</text:p>
      <text:p text:style-name="P48">Concurrency:<text:tab/><text:tab/> <text:s text:c="6"/>22.73</text:p>
      <text:p text:style-name="P48">Successful transactions: <text:s text:c="7"/>8003</text:p>
      <text:p text:style-name="P48">Failed transactions:<text:tab/> <text:s text:c="10"/>0</text:p>
      <text:p text:style-name="P25"><text:span text:style-name="T22"/></text:p>
      <text:p text:style-name="P25"><text:span text:style-name="T22"/></text:p>
      <text:p text:style-name="P11"><text:soft-page-break/><text:span text:style-name="T17">Test:</text:span><text:span text:style-name="T22"> </text:span><text:span text:style-name="T6">iperf3 -c load-bal-ip</text:span></text:p>
      <text:p text:style-name="P11"><text:span text:style-name="T17">Result</text:span><text:span text:style-name="T18">s</text:span><text:span text:style-name="T17">:</text:span></text:p>
      <text:p text:style-name="P40"><text:span text:style-name="T17">Bitrate: 2.36 Gbits/sec</text:span></text:p>
      <text:p text:style-name="P40"><text:span text:style-name="T17">Retries: 159</text:span></text:p>
      <text:p text:style-name="P11"><text:span text:style-name="T17"/></text:p>
      <text:p text:style-name="P11">Test: <text:span text:style-name="T6">nuttcp load-bal-ip</text:span></text:p>
      <text:p text:style-name="P11">Result<text:span text:style-name="T29">s</text:span>:</text:p>
      <text:p text:style-name="P40">Bitrate: 2.17 Gbits/sec</text:p>
      <text:p text:style-name="P11"><text:span text:style-name="T17"/></text:p>
      <text:p text:style-name="P11"><text:span text:style-name="T17">Test: </text:span><text:span text:style-name="T2"><text:s/></text:span><text:span text:style-name="T6">iperf3 -c load-bal-ip -R</text:span></text:p>
      <text:p text:style-name="P17">Result<text:span text:style-name="T29">s</text:span>:</text:p>
      <text:p text:style-name="P50">Bitrate: 8.83 Gbits/sec</text:p>
      <text:p text:style-name="P50">Retries: 0</text:p>
      <text:p text:style-name="P50"/>
      <text:p text:style-name="P17"/>
      <text:p text:style-name="P11">Test:<text:span text:style-name="T3"> </text:span><text:span text:style-name="T6">nuttcp -r load-bal-ip</text:span></text:p>
      <text:p text:style-name="P11"><text:span text:style-name="T17">Result</text:span><text:span text:style-name="T18">s</text:span><text:span text:style-name="T17">:</text:span></text:p>
      <text:p text:style-name="P40"><text:span text:style-name="T17">Bitrate: --</text:span></text:p>
      <text:p text:style-name="P11"><text:span text:style-name="T17"/></text:p>
      <text:p text:style-name="P11">Test:<text:span text:style-name="T11"> </text:span><text:span text:style-name="T6">iperf3 -c server_ip</text:span></text:p>
      <text:p text:style-name="P11">Result<text:span text:style-name="T29">s</text:span>:</text:p>
      <text:p text:style-name="P48">Bitrate: 2.33 Gbits/sec</text:p>
      <text:p text:style-name="P48">Retries: 0</text:p>
      <text:p text:style-name="P11"/>
      <text:p text:style-name="P12">Test:<text:span text:style-name="T3"> </text:span><text:span text:style-name="T6">nuttcp </text:span><text:span text:style-name="T7">server</text:span><text:span text:style-name="T6">-ip</text:span></text:p>
      <text:p text:style-name="P12"><text:span text:style-name="T17">Result</text:span><text:span text:style-name="T18">s</text:span><text:span text:style-name="T17">:</text:span></text:p>
      <text:p text:style-name="P38"><text:span text:style-name="T17">Bitrate:</text:span><text:span text:style-name="T22"> 2.08 Gbits/sec</text:span></text:p>
      <text:p text:style-name="P12"><text:span text:style-name="T17"/></text:p>
      <text:p text:style-name="P11">Test: <text:span text:style-name="T6">iperf3 -c server_ip -R</text:span></text:p>
      <text:p text:style-name="P11">Result<text:span text:style-name="T29">s</text:span>:</text:p>
      <text:p text:style-name="P49">Bitrate: 6.21 Gbits/sec</text:p>
      <text:p text:style-name="P49">Retries: 0</text:p>
      <text:p text:style-name="P11"/>
      <text:p text:style-name="P12">Test:<text:span text:style-name="T3"> </text:span><text:span text:style-name="T6">nuttcp -r </text:span><text:span text:style-name="T7">server</text:span><text:span text:style-name="T6">-ip</text:span></text:p>
      <text:p text:style-name="P12"><text:span text:style-name="T17">Result</text:span><text:span text:style-name="T18">s</text:span><text:span text:style-name="T17">:</text:span></text:p>
      <text:p text:style-name="P49"><text:span text:style-name="T17">Bitrate: 6.26 Gbits/sec</text:span></text:p>
      <text:p text:style-name="P11"/>
      <text:p text:style-name="P54"><text:span text:style-name="T12">Scenario</text:span><text:span text:style-name="T13">: haproxy_</text:span><text:span text:style-name="T14">l</text:span><text:span text:style-name="T15">xd_containers</text:span></text:p>
      <text:p text:style-name="P2"><text:span text:style-name="T15"/></text:p>
      <text:p text:style-name="P8"><text:span text:style-name="T1">Test:</text:span><text:span text:style-name="T21"> </text:span><text:span text:style-name="T10">ping -c 10000 -s 1472 -M do -i0 server-ip</text:span></text:p>
      <text:p text:style-name="P20">Results:</text:p>
      <text:p text:style-name="P52">RTT min/avg/max/mdev = 0.005/0.007/0.110/0.003 ms</text:p>
      <text:p text:style-name="P6"><text:span text:style-name="T1"/></text:p>
      <text:p text:style-name="P6"><text:span text:style-name="T1">Test</text:span>: <text:span text:style-name="T5">ab -n 10000 -c 100 load-bal-ip:8080/thredds/fileServer/collection1/singleDataset.nc</text:span></text:p>
      <text:p text:style-name="P13"><text:span text:style-name="T4">­</text:span><text:span text:style-name="T17">Result</text:span><text:span text:style-name="T18">s</text:span><text:span text:style-name="T17">:</text:span></text:p>
      <text:p text:style-name="P29"><text:span text:style-name="T23">Total time: </text:span><text:span text:style-name="T25">5.777 secon</text:span><text:span text:style-name="T26">d</text:span><text:span text:style-name="T25">s</text:span></text:p>
      <text:p text:style-name="P29"><text:span text:style-name="T23">Request/sec: </text:span><text:span text:style-name="T25">1731.05</text:span><text:span text:style-name="T23"> #/sec (mean)</text:span></text:p>
      <text:p text:style-name="P32"><text:span text:style-name="T22">Time per request: </text:span><text:span text:style-name="T25">0.578</text:span><text:span text:style-name="T22"> ms (mean)</text:span></text:p>
      <text:p text:style-name="P32"><text:span text:style-name="T22">Tranfer rate: ~ </text:span><text:span text:style-name="T25">92944</text:span><text:span text:style-name="T22">.</text:span><text:span text:style-name="T25">02</text:span><text:span text:style-name="T22"> Kbytes/s</text:span></text:p>
      <text:p text:style-name="P32"><text:span text:style-name="T22"/></text:p>
      <text:p text:style-name="P35"><text:span text:style-name="T22">Connection Times (ms)</text:span></text:p>
      <text:p text:style-name="P35"><text:span text:style-name="T22"><text:s text:c="20"/>min <text:s/>mean[+/-sd] median <text:s text:c="2"/>max</text:span></text:p>
      <text:p text:style-name="P35"><text:span text:style-name="T22">Connect: <text:s text:c="8"/>0 <text:s text:c="3"/>0 <text:s text:c="8"/>0.3 <text:s text:c="6"/>0 <text:s text:c="10"/>6</text:span></text:p>
      <text:p text:style-name="P35"><text:span text:style-name="T22">Processing: <text:s text:c="4"/>1 <text:s text:c="2"/>57 <text:s text:c="6"/>66.9 <text:s text:c="4"/>37 <text:s text:c="7"/>581</text:span></text:p>
      <text:p text:style-name="P35"><text:span text:style-name="T22">Waiting: <text:s text:c="8"/>1 <text:s text:c="3"/>53 <text:s text:c="6"/>66.5 <text:s text:c="4"/>31 <text:s text:c="7"/>580</text:span></text:p>
      <text:p text:style-name="P35"><text:span text:style-name="T22">Total: <text:s text:c="12"/>1 <text:s text:c="3"/>57 <text:s text:c="6"/>66.9 <text:s text:c="4"/>37 <text:s text:c="7"/>581</text:span></text:p>
      <text:p text:style-name="P35"><text:span text:style-name="T22"/></text:p>
      <text:p text:style-name="P35"><text:span text:style-name="T22">Percentage of the requests served within a certain time (ms)</text:span></text:p>
      <text:p text:style-name="P35"><text:span text:style-name="T22"><text:s text:c="2"/>50% <text:s text:c="4"/>37</text:span></text:p>
      <text:p text:style-name="P35"><text:span text:style-name="T22"><text:s text:c="2"/>66% <text:s text:c="4"/>51</text:span></text:p>
      <text:p text:style-name="P35"><text:span text:style-name="T22"><text:s text:c="2"/>75% <text:s text:c="4"/>63</text:span></text:p>
      <text:p text:style-name="P35"><text:span text:style-name="T22"><text:s text:c="2"/>80% <text:s text:c="4"/>75</text:span></text:p>
      <text:p text:style-name="P35"><text:span text:style-name="T22"><text:s text:c="2"/>90% <text:s text:c="3"/>128</text:span></text:p>
      <text:p text:style-name="P35"><text:span text:style-name="T22"><text:s text:c="2"/>95% <text:s text:c="3"/>192</text:span></text:p>
      <text:p text:style-name="P35"><text:span text:style-name="T22"><text:s text:c="2"/>98% <text:s text:c="3"/>300</text:span></text:p>
      <text:p text:style-name="P35"><text:span text:style-name="T22"><text:s text:c="2"/>99% <text:s text:c="3"/>353</text:span></text:p>
      <text:p text:style-name="P35"><text:span text:style-name="T22"><text:s/>100% <text:s text:c="3"/>581 (longest request)</text:span></text:p>
      <text:p text:style-name="P32"><text:span text:style-name="T24"/></text:p>
      <text:p text:style-name="P14">Test:<text:span text:style-name="T3"> </text:span><text:span text:style-name="T8">siege -b -i -r 100 -c 100</text:span></text:p>
      <text:p text:style-name="P13"><text:span text:style-name="T17">Result</text:span><text:span text:style-name="T18">s</text:span><text:span text:style-name="T17">:</text:span></text:p>
      <text:p text:style-name="P46"><text:span text:style-name="T17">Transactions:<text:tab/><text:tab/> <text:s text:c="6"/>32024 hits</text:span></text:p>
      <text:p text:style-name="P46"><text:span text:style-name="T17">Availability:<text:tab/><text:tab/> <text:s text:c="5"/>100.00 %</text:span></text:p>
      <text:p text:style-name="P46"><text:span text:style-name="T17">Elapsed time:<text:tab/><text:tab/> <text:s text:c="6"/>49.36 secs</text:span></text:p>
      <text:p text:style-name="P46"><text:span text:style-name="T17">Data transferred:<text:tab/> <text:s text:c="5"/>234.22 MB</text:span></text:p>
      <text:p text:style-name="P46"><text:span text:style-name="T17">Response time:<text:tab/><text:tab/> <text:s text:c="7"/>0.14 secs</text:span></text:p>
      <text:p text:style-name="P46"><text:span text:style-name="T17">Transaction rate:<text:tab/> <text:s text:c="5"/>648.78 trans/sec</text:span></text:p>
      <text:p text:style-name="P46"><text:span text:style-name="T17">Throughput:<text:tab/><text:tab/> <text:s text:c="7"/>4.75 MB/sec</text:span></text:p>
      <text:p text:style-name="P46"><text:span text:style-name="T17">Concurrency:<text:tab/><text:tab/> <text:s text:c="6"/>92.47</text:span></text:p>
      <text:p text:style-name="P46"><text:span text:style-name="T17">Successful transactions: <text:s text:c="6"/>32024</text:span></text:p>
      <text:p text:style-name="P46"><text:span text:style-name="T17">Failed transactions:<text:tab/> <text:s text:c="10"/>0</text:span></text:p>
      <text:p text:style-name="P26"><text:span text:style-name="T22"/></text:p>
      <text:p text:style-name="P13"><text:span text:style-name="T17">Test:</text:span><text:span text:style-name="T22"> </text:span><text:span text:style-name="T6">iperf3 -c load-bal-ip</text:span></text:p>
      <text:p text:style-name="P13"><text:soft-page-break/><text:span text:style-name="T17">Result</text:span><text:span text:style-name="T18">s</text:span><text:span text:style-name="T17">:</text:span></text:p>
      <text:p text:style-name="P40"><text:span text:style-name="T17">Bitrate: </text:span><text:span text:style-name="T19">9.63</text:span><text:span text:style-name="T17"> Gbits/sec</text:span></text:p>
      <text:p text:style-name="P40"><text:span text:style-name="T17">Retries: </text:span><text:span text:style-name="T19">0</text:span></text:p>
      <text:p text:style-name="P13"><text:span text:style-name="T17"/></text:p>
      <text:p text:style-name="P13">Test: <text:span text:style-name="T6">nuttcp load-bal-ip</text:span></text:p>
      <text:p text:style-name="P13">Result<text:span text:style-name="T29">s</text:span>:</text:p>
      <text:p text:style-name="P40">Bitrate: <text:span text:style-name="T31">8.01</text:span> Gbits/sec</text:p>
      <text:p text:style-name="P13"><text:span text:style-name="T17"/></text:p>
      <text:p text:style-name="P13"><text:span text:style-name="T17">Test: </text:span><text:span text:style-name="T2"><text:s/></text:span><text:span text:style-name="T6">iperf3 -c load-bal-ip -R</text:span></text:p>
      <text:p text:style-name="P18">Result<text:span text:style-name="T29">s</text:span>:</text:p>
      <text:p text:style-name="P50">Bitrate: 8.8<text:span text:style-name="T30">7</text:span> Gbits/sec</text:p>
      <text:p text:style-name="P50">Retries: <text:span text:style-name="T30">1</text:span></text:p>
      <text:p text:style-name="P50"/>
      <text:p text:style-name="P18"/>
      <text:p text:style-name="P13">Test:<text:span text:style-name="T3"> </text:span><text:span text:style-name="T6">nuttcp -r load-bal-ip</text:span></text:p>
      <text:p text:style-name="P13"><text:span text:style-name="T17">Result</text:span><text:span text:style-name="T18">s</text:span><text:span text:style-name="T17">:</text:span></text:p>
      <text:p text:style-name="P40"><text:span text:style-name="T17">Bitrate: --</text:span></text:p>
      <text:p text:style-name="P13"><text:span text:style-name="T17"/></text:p>
      <text:p text:style-name="P13">Test:<text:span text:style-name="T11"> </text:span><text:span text:style-name="T6">iperf3 -c server_ip</text:span></text:p>
      <text:p text:style-name="P13">Result<text:span text:style-name="T29">s</text:span>:</text:p>
      <text:p text:style-name="P42">Bitrate: 40.7 Gbits/sec</text:p>
      <text:p text:style-name="P42">Retries: 0</text:p>
      <text:p text:style-name="P42"/>
      <text:p text:style-name="P13">Test:<text:span text:style-name="T3"> </text:span><text:span text:style-name="T6">nuttcp </text:span><text:span text:style-name="T7">server</text:span><text:span text:style-name="T6">-ip</text:span></text:p>
      <text:p text:style-name="P13"><text:span text:style-name="T17">Result</text:span><text:span text:style-name="T18">s</text:span><text:span text:style-name="T17">:</text:span></text:p>
      <text:p text:style-name="P44"><text:span text:style-name="T17">Bitrate: 28.2 Gbits/sec</text:span></text:p>
      <text:p text:style-name="P13"><text:span text:style-name="T17"/></text:p>
      <text:p text:style-name="P13">Test: <text:span text:style-name="T6">iperf3 -c server_ip -R</text:span></text:p>
      <text:p text:style-name="P13">Result<text:span text:style-name="T29">s</text:span>:</text:p>
      <text:p text:style-name="P42">Bitrate: 37.3 Gbits/sec</text:p>
      <text:p text:style-name="P42">Retries: 0</text:p>
      <text:p text:style-name="P13"/>
      <text:p text:style-name="P13">Test:<text:span text:style-name="T3"> </text:span><text:span text:style-name="T6">nuttcp -r </text:span><text:span text:style-name="T7">server</text:span><text:span text:style-name="T6">-ip</text:span></text:p>
      <text:p text:style-name="P13"><text:span text:style-name="T17">Result</text:span><text:span text:style-name="T18">s</text:span><text:span text:style-name="T17">:</text:span></text:p>
      <text:p text:style-name="P44"><text:span text:style-name="T17">Bitrate: 27.65 Gbits/sec</text:span></text:p>
      <text:p text:style-name="P55"><text:span text:style-name="T12">Scenario</text:span><text:span text:style-name="T13">: </text:span><text:span text:style-name="T16">lvs</text:span><text:span text:style-name="T13">_</text:span><text:span text:style-name="T14">l</text:span><text:span text:style-name="T15">xd_containers</text:span></text:p>
      <text:p text:style-name="P3"><text:span text:style-name="T15"/></text:p>
      <text:p text:style-name="P10"><text:span text:style-name="T1">Test:</text:span><text:span text:style-name="T21"> </text:span><text:span text:style-name="T10">ping -c 10000 -s 1472 -M do -i0 server-ip</text:span></text:p>
      <text:p text:style-name="P23">Results:</text:p>
      <text:p text:style-name="P53">RTT min/avg/max/mdev = 0.005/0.007/0.110/0.003 ms</text:p>
      <text:p text:style-name="P7"><text:span text:style-name="T1"/></text:p>
      <text:p text:style-name="P7"><text:span text:style-name="T1">Test</text:span>: <text:span text:style-name="T5">ab -n 10000 -c 100 load-bal-ip:8080/thredds/fileServer/collection1/singleDataset.nc</text:span></text:p>
      <text:p text:style-name="P16"><text:span text:style-name="T4">­</text:span><text:span text:style-name="T17">Result</text:span><text:span text:style-name="T18">s</text:span><text:span text:style-name="T17">:</text:span></text:p>
      <text:p text:style-name="P30"><text:span text:style-name="T23">Total time: </text:span><text:span text:style-name="T25">5.</text:span><text:span text:style-name="T27">650</text:span><text:span text:style-name="T25"> secon</text:span><text:span text:style-name="T26">d</text:span><text:span text:style-name="T25">s</text:span></text:p>
      <text:p text:style-name="P30"><text:span text:style-name="T23">Request/sec: </text:span><text:span text:style-name="T25">17</text:span><text:span text:style-name="T27">70</text:span><text:span text:style-name="T25">.05</text:span><text:span text:style-name="T23"> #/sec (mean)</text:span></text:p>
      <text:p text:style-name="P33"><text:span text:style-name="T22">Time per request: </text:span><text:span text:style-name="T25">0.5</text:span><text:span text:style-name="T27">65</text:span><text:span text:style-name="T22"> ms (mean)</text:span></text:p>
      <text:p text:style-name="P34"><text:span text:style-name="T22">Tranfer rate: </text:span><text:span text:style-name="T27">95038.05</text:span><text:span text:style-name="T22"> Kbytes/s</text:span></text:p>
      <text:p text:style-name="P33"><text:span text:style-name="T22"/></text:p>
      <text:p text:style-name="P39"><text:span text:style-name="T22">Connection Times (ms)</text:span></text:p>
      <text:p text:style-name="P39"><text:span text:style-name="T22"><text:s text:c="21"/>min <text:s/>mean[+/-sd] median <text:s text:c="2"/>max</text:span></text:p>
      <text:p text:style-name="P39"><text:span text:style-name="T22">Connect: <text:s text:c="8"/>0 <text:s text:c="6"/>0 <text:s text:c="5"/>0.5 <text:s text:c="7"/>0 <text:s text:c="9"/>10</text:span></text:p>
      <text:p text:style-name="P39"><text:span text:style-name="T22">Processing: <text:s text:c="4"/>1 <text:s text:c="5"/>56 <text:s text:c="3"/>64.8 <text:s text:c="5"/>32 <text:s text:c="7"/>594</text:span></text:p>
      <text:p text:style-name="P39"><text:span text:style-name="T22">Waiting: <text:s text:c="9"/>1 <text:s text:c="5"/>41 <text:s text:c="3"/>49.8 <text:s text:c="5"/>24 <text:s text:c="7"/>533</text:span></text:p>
      <text:p text:style-name="P39"><text:span text:style-name="T22">Total: <text:s text:c="13"/>1 <text:s text:c="5"/>56 <text:s text:c="3"/>64.8 <text:s text:c="5"/>32 <text:s text:c="7"/>594</text:span></text:p>
      <text:p text:style-name="P39"><text:span text:style-name="T22"/></text:p>
      <text:p text:style-name="P39"><text:span text:style-name="T22">Percentage of the requests served within a certain time (ms)</text:span></text:p>
      <text:p text:style-name="P39"><text:span text:style-name="T22"><text:s text:c="2"/>50% <text:s text:c="4"/>32</text:span></text:p>
      <text:p text:style-name="P39"><text:span text:style-name="T22"><text:s text:c="2"/>66% <text:s text:c="4"/>52</text:span></text:p>
      <text:p text:style-name="P39"><text:span text:style-name="T22"><text:s text:c="2"/>75% <text:s text:c="4"/>73</text:span></text:p>
      <text:p text:style-name="P39"><text:span text:style-name="T22"><text:s text:c="2"/>80% <text:s text:c="4"/>90</text:span></text:p>
      <text:p text:style-name="P39"><text:span text:style-name="T22"><text:s text:c="2"/>90% <text:s text:c="3"/>141</text:span></text:p>
      <text:p text:style-name="P39"><text:span text:style-name="T22"><text:s text:c="2"/>95% <text:s text:c="3"/>196</text:span></text:p>
      <text:p text:style-name="P39"><text:span text:style-name="T22"><text:s text:c="2"/>98% <text:s text:c="3"/>255</text:span></text:p>
      <text:p text:style-name="P39"><text:span text:style-name="T22"><text:s text:c="2"/>99% <text:s text:c="3"/>303</text:span></text:p>
      <text:p text:style-name="P39"><text:span text:style-name="T22"><text:s/>100% <text:s text:c="3"/>594 (longest request)</text:span></text:p>
      <text:p text:style-name="P33"><text:span text:style-name="T24"/></text:p>
      <text:p text:style-name="P16">Test:<text:span text:style-name="T3"> </text:span><text:span text:style-name="T8">siege -b -i -r 100 -c 100</text:span></text:p>
      <text:p text:style-name="P16"><text:span text:style-name="T17">Result</text:span><text:span text:style-name="T18">s</text:span><text:span text:style-name="T17">:</text:span></text:p>
      <text:p text:style-name="P47"><text:span text:style-name="T17">Transactions:<text:tab/><text:tab/> <text:s text:c="6"/>32024 hits</text:span></text:p>
      <text:p text:style-name="P47"><text:span text:style-name="T17">Availability:<text:tab/><text:tab/> <text:s text:c="5"/>100.00 %</text:span></text:p>
      <text:p text:style-name="P47"><text:span text:style-name="T17">Elapsed time:<text:tab/><text:tab/> <text:s text:c="6"/>49.36 secs</text:span></text:p>
      <text:p text:style-name="P47"><text:span text:style-name="T17">Data transferred:<text:tab/> <text:s text:c="5"/>234.22 MB</text:span></text:p>
      <text:p text:style-name="P47"><text:span text:style-name="T17">Response time:<text:tab/><text:tab/> <text:s text:c="7"/>0.14 secs</text:span></text:p>
      <text:p text:style-name="P47"><text:span text:style-name="T17">Transaction rate:<text:tab/> <text:s text:c="5"/>648.78 trans/sec</text:span></text:p>
      <text:p text:style-name="P47"><text:span text:style-name="T17">Throughput:<text:tab/><text:tab/> <text:s text:c="7"/>4.75 MB/sec</text:span></text:p>
      <text:p text:style-name="P47"><text:span text:style-name="T17">Concurrency:<text:tab/><text:tab/> <text:s text:c="6"/>92.47</text:span></text:p>
      <text:p text:style-name="P47"><text:span text:style-name="T17">Successful transactions: <text:s text:c="6"/>32024</text:span></text:p>
      <text:p text:style-name="P47"><text:span text:style-name="T17">Failed transactions:<text:tab/> <text:s text:c="10"/>0</text:span></text:p>
      <text:p text:style-name="P47"><text:span text:style-name="T17"/></text:p>
      <text:p text:style-name="P27"><text:span text:style-name="T22"/></text:p>
      <text:p text:style-name="P16"><text:soft-page-break/><text:span text:style-name="T17">Test:</text:span><text:span text:style-name="T22"> </text:span><text:span text:style-name="T6">iperf3 -c load-bal-ip</text:span></text:p>
      <text:p text:style-name="P16"><text:span text:style-name="T17">Result</text:span><text:span text:style-name="T18">s</text:span><text:span text:style-name="T17">:</text:span></text:p>
      <text:p text:style-name="P41"><text:span text:style-name="T17">Bitrate: </text:span><text:span text:style-name="T20">27.7</text:span><text:span text:style-name="T17"> Gbits/sec</text:span></text:p>
      <text:p text:style-name="P41"><text:span text:style-name="T17">Retries: </text:span><text:span text:style-name="T20">394</text:span></text:p>
      <text:p text:style-name="P16"><text:span text:style-name="T17"/></text:p>
      <text:p text:style-name="P16">Test: <text:span text:style-name="T6">nuttcp load-bal-ip</text:span></text:p>
      <text:p text:style-name="P16">Result<text:span text:style-name="T29">s</text:span>:</text:p>
      <text:p text:style-name="P41">Bitrate: <text:span text:style-name="T32">20.75</text:span> Gbits/sec</text:p>
      <text:p text:style-name="P16"><text:span text:style-name="T17"/></text:p>
      <text:p text:style-name="P16"><text:span text:style-name="T17">Test: </text:span><text:span text:style-name="T2"><text:s/></text:span><text:span text:style-name="T6">iperf3 -c load-bal-ip -R</text:span></text:p>
      <text:p text:style-name="P19">Result<text:span text:style-name="T29">s</text:span>:</text:p>
      <text:p text:style-name="P51">Bitrate: </text:p>
      <text:p text:style-name="P51">Retries: </text:p>
      <text:p text:style-name="P51"/>
      <text:p text:style-name="P19"/>
      <text:p text:style-name="P16">Test:<text:span text:style-name="T3"> </text:span><text:span text:style-name="T6">nuttcp -r load-bal-ip</text:span></text:p>
      <text:p text:style-name="P16"><text:span text:style-name="T17">Result</text:span><text:span text:style-name="T18">s</text:span><text:span text:style-name="T17">:</text:span></text:p>
      <text:p text:style-name="P41"><text:span text:style-name="T17">Bitrate: </text:span><text:span text:style-name="T20">26.51 Gbits/sec</text:span></text:p>
      <text:p text:style-name="P16"><text:span text:style-name="T17"/></text:p>
      <text:p text:style-name="P16">Test:<text:span text:style-name="T11"> </text:span><text:span text:style-name="T6">iperf3 -c server_ip</text:span></text:p>
      <text:p text:style-name="P16">Result<text:span text:style-name="T29">s</text:span>:</text:p>
      <text:p text:style-name="P43">Bitrate: 40.7 Gbits/sec</text:p>
      <text:p text:style-name="P43">Retries: 0</text:p>
      <text:p text:style-name="P43"/>
      <text:p text:style-name="P16">Test:<text:span text:style-name="T3"> </text:span><text:span text:style-name="T6">nuttcp </text:span><text:span text:style-name="T7">server</text:span><text:span text:style-name="T6">-ip</text:span></text:p>
      <text:p text:style-name="P16"><text:span text:style-name="T17">Result</text:span><text:span text:style-name="T18">s</text:span><text:span text:style-name="T17">:</text:span></text:p>
      <text:p text:style-name="P45"><text:span text:style-name="T17">Bitrate: 28.2 Gbits/sec</text:span></text:p>
      <text:p text:style-name="P16"><text:span text:style-name="T17"/></text:p>
      <text:p text:style-name="P16">Test: <text:span text:style-name="T6">iperf3 -c server_ip -R</text:span></text:p>
      <text:p text:style-name="P16">Result<text:span text:style-name="T29">s</text:span>:</text:p>
      <text:p text:style-name="P43">Bitrate: 37.3 Gbits/sec</text:p>
      <text:p text:style-name="P43">Retries: 0</text:p>
      <text:p text:style-name="P16"/>
      <text:p text:style-name="P16">Test:<text:span text:style-name="T3"> </text:span><text:span text:style-name="T6">nuttcp -r </text:span><text:span text:style-name="T7">server</text:span><text:span text:style-name="T6">-ip</text:span></text:p>
      <text:p text:style-name="P16"><text:span text:style-name="T17">Result</text:span><text:span text:style-name="T18">s</text:span><text:span text:style-name="T17">:</text:span></text:p>
      <text:p text:style-name="P45"><text:span text:style-name="T17">Bitrate: 27.65 Gbits/sec</text:span></text:p>
      <text:p text:style-name="P24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09:54:50.221256547</meta:creation-date>
    <dc:date>2018-08-27T13:21:31.876815229</dc:date>
    <meta:editing-duration>PT33M2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6" meta:paragraph-count="198" meta:word-count="658" meta:character-count="5026" meta:non-whitespace-character-count="3782"/>
  </office:meta>
</office:document-meta>
</file>